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12.201cm" table:align="margins"/>
    </style:style>
    <style:style style:name="Table1.A" style:family="table-column">
      <style:table-column-properties style:column-width="6.1cm" style:rel-column-width="32767*"/>
    </style:style>
    <style:style style:name="Table1.B" style:family="table-column">
      <style:table-column-properties style:column-width="6.101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text-properties officeooo:paragraph-rsid="004385c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color="#c0c0c0"/>
    </style:style>
    <style:style style:name="P8" style:family="paragraph" style:parent-style-name="Standard">
      <style:text-properties officeooo:paragraph-rsid="00473734"/>
    </style:style>
    <style:style style:name="P9" style:family="paragraph" style:parent-style-name="Standard">
      <style:text-properties officeooo:paragraph-rsid="004c91f4"/>
    </style:style>
    <style:style style:name="P10" style:family="paragraph" style:parent-style-name="Standard">
      <style:text-properties officeooo:paragraph-rsid="004e4807"/>
    </style:style>
    <style:style style:name="P11" style:family="paragraph" style:parent-style-name="Standard">
      <style:text-properties officeooo:paragraph-rsid="005214bc"/>
    </style:style>
    <style:style style:name="P12" style:family="paragraph" style:parent-style-name="Standard">
      <style:text-properties officeooo:paragraph-rsid="0055e242"/>
    </style:style>
    <style:style style:name="P13" style:family="paragraph" style:parent-style-name="Standard">
      <style:text-properties officeooo:paragraph-rsid="005fb03c"/>
    </style:style>
    <style:style style:name="P14" style:family="paragraph" style:parent-style-name="Standard">
      <style:text-properties officeooo:paragraph-rsid="005e16bd"/>
    </style:style>
    <style:style style:name="P15" style:family="paragraph" style:parent-style-name="Standard">
      <style:text-properties officeooo:paragraph-rsid="006c303e"/>
    </style:style>
    <style:style style:name="P16" style:family="paragraph" style:parent-style-name="Standard">
      <style:text-properties officeooo:paragraph-rsid="006ce435"/>
    </style:style>
    <style:style style:name="P17" style:family="paragraph" style:parent-style-name="Standard">
      <style:paragraph-properties fo:break-before="page"/>
      <style:text-properties officeooo:paragraph-rsid="004e4807"/>
    </style:style>
    <style:style style:name="P18" style:family="paragraph" style:parent-style-name="Standard">
      <style:paragraph-properties fo:break-before="page"/>
      <style:text-properties fo:font-weight="bold" officeooo:paragraph-rsid="0055e242" style:font-weight-asian="bold" style:font-weight-complex="bold"/>
    </style:style>
    <style:style style:name="P19" style:family="paragraph" style:parent-style-name="Standard">
      <style:paragraph-properties fo:break-before="page"/>
      <style:text-properties fo:color="#c0c0c0" fo:font-weight="bold" style:font-weight-asian="bold" style:font-weight-complex="bold"/>
    </style:style>
    <style:style style:name="P20" style:family="paragraph" style:parent-style-name="Code">
      <style:text-properties officeooo:paragraph-rsid="00641e29"/>
    </style:style>
    <style:style style:name="P21" style:family="paragraph" style:parent-style-name="Code">
      <style:text-properties officeooo:paragraph-rsid="006769df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 style:list-style-name="L1"/>
    <style:style style:name="P24" style:family="paragraph" style:parent-style-name="Standard" style:list-style-name="L1">
      <style:text-properties fo:color="#c0c0c0"/>
    </style:style>
    <style:style style:name="P25" style:family="paragraph" style:parent-style-name="Standard" style:list-style-name="L14">
      <style:text-properties fo:color="#c0c0c0" officeooo:rsid="004926e0" officeooo:paragraph-rsid="004926e0"/>
    </style:style>
    <style:style style:name="P26" style:family="paragraph" style:parent-style-name="Standard" style:list-style-name="L2"/>
    <style:style style:name="P27" style:family="paragraph" style:parent-style-name="Standard">
      <style:text-properties fo:language="en" fo:country="US" officeooo:rsid="00473734" officeooo:paragraph-rsid="00473734"/>
    </style:style>
    <style:style style:name="P28" style:family="paragraph" style:parent-style-name="Standard" style:list-style-name="L3"/>
    <style:style style:name="P29" style:family="paragraph" style:parent-style-name="Standard" style:list-style-name="L4"/>
    <style:style style:name="P30" style:family="paragraph" style:parent-style-name="Standard">
      <style:text-properties officeooo:rsid="0059c805" officeooo:paragraph-rsid="0055e242"/>
    </style:style>
    <style:style style:name="P31" style:family="paragraph" style:parent-style-name="Standard">
      <style:text-properties fo:font-weight="bold" officeooo:rsid="0055e242" officeooo:paragraph-rsid="0055e242" style:font-weight-asian="bold" style:font-weight-complex="bold"/>
    </style:style>
    <style:style style:name="P32" style:family="paragraph" style:parent-style-name="Standard">
      <style:text-properties fo:font-weight="bold" officeooo:rsid="005b0619" officeooo:paragraph-rsid="005b0619" style:font-weight-asian="bold" style:font-weight-complex="bold"/>
    </style:style>
    <style:style style:name="P33" style:family="paragraph" style:parent-style-name="Standard">
      <style:text-properties fo:font-weight="bold" officeooo:rsid="006c303e" officeooo:paragraph-rsid="006c303e" style:font-weight-asian="bold" style:font-weight-complex="bold"/>
    </style:style>
    <style:style style:name="P34" style:family="paragraph" style:parent-style-name="Standard">
      <style:text-properties fo:font-weight="bold" officeooo:rsid="0068eaa8" officeooo:paragraph-rsid="0068eaa8" style:font-weight-asian="bold" style:font-weight-complex="bold"/>
    </style:style>
    <style:style style:name="P35" style:family="paragraph" style:parent-style-name="Standard">
      <style:text-properties fo:font-weight="bold" officeooo:rsid="004c91f4" officeooo:paragraph-rsid="004e4807" style:font-weight-asian="bold" style:font-weight-complex="bold"/>
    </style:style>
    <style:style style:name="P36" style:family="paragraph" style:parent-style-name="Standard" style:list-style-name="L5">
      <style:text-properties officeooo:paragraph-rsid="005fb03c"/>
    </style:style>
    <style:style style:name="P37" style:family="paragraph" style:parent-style-name="Standard" style:list-style-name="L5">
      <style:text-properties officeooo:rsid="00560474" officeooo:paragraph-rsid="005fb03c"/>
    </style:style>
    <style:style style:name="P38" style:family="paragraph" style:parent-style-name="Standard">
      <style:text-properties officeooo:rsid="005e16bd" officeooo:paragraph-rsid="005e16bd"/>
    </style:style>
    <style:style style:name="P39" style:family="paragraph" style:parent-style-name="Standard" style:list-style-name="L6">
      <style:text-properties fo:font-weight="normal" officeooo:rsid="006c303e" officeooo:paragraph-rsid="006c303e" style:font-weight-asian="normal" style:font-weight-complex="normal"/>
    </style:style>
    <style:style style:name="P40" style:family="paragraph" style:parent-style-name="Standard">
      <style:text-properties fo:font-weight="normal" officeooo:rsid="006c303e" officeooo:paragraph-rsid="006c303e" style:font-weight-asian="normal" style:font-weight-complex="normal"/>
    </style:style>
    <style:style style:name="P41" style:family="paragraph" style:parent-style-name="Standard" style:list-style-name="L9">
      <style:text-properties fo:font-weight="normal" officeooo:rsid="006c303e" officeooo:paragraph-rsid="006ce435" style:font-weight-asian="normal" style:font-weight-complex="normal"/>
    </style:style>
    <style:style style:name="P42" style:family="paragraph" style:parent-style-name="Standard">
      <style:text-properties fo:font-weight="normal" officeooo:rsid="006c303e" officeooo:paragraph-rsid="006ce435" style:font-weight-asian="normal" style:font-weight-complex="normal"/>
    </style:style>
    <style:style style:name="P43" style:family="paragraph" style:parent-style-name="Standard">
      <style:text-properties fo:font-weight="normal" officeooo:rsid="00641e29" officeooo:paragraph-rsid="00641e29" style:font-weight-asian="normal" style:font-weight-complex="normal"/>
    </style:style>
    <style:style style:name="P44" style:family="paragraph" style:parent-style-name="Standard">
      <style:text-properties officeooo:rsid="006c303e" officeooo:paragraph-rsid="006c303e"/>
    </style:style>
    <style:style style:name="P45" style:family="paragraph" style:parent-style-name="Standard" style:list-style-name="L7">
      <style:text-properties officeooo:paragraph-rsid="006c303e"/>
    </style:style>
    <style:style style:name="P46" style:family="paragraph" style:parent-style-name="Standard" style:list-style-name="L8">
      <style:text-properties officeooo:paragraph-rsid="006c303e"/>
    </style:style>
    <style:style style:name="P47" style:family="paragraph" style:parent-style-name="Standard" style:list-style-name="L10">
      <style:text-properties officeooo:paragraph-rsid="006ce435"/>
    </style:style>
    <style:style style:name="P48" style:family="paragraph" style:parent-style-name="Standard" style:list-style-name="L11">
      <style:text-properties officeooo:paragraph-rsid="006ce435"/>
    </style:style>
    <style:style style:name="P49" style:family="paragraph" style:parent-style-name="Standard" style:list-style-name="L12">
      <style:text-properties officeooo:paragraph-rsid="005fb03c"/>
    </style:style>
    <style:style style:name="P50" style:family="paragraph" style:parent-style-name="Standard" style:list-style-name="L13">
      <style:text-properties officeooo:paragraph-rsid="005fb03c"/>
    </style:style>
    <style:style style:name="P51" style:family="paragraph" style:parent-style-name="Standard">
      <style:text-properties officeooo:rsid="004c91f4" officeooo:paragraph-rsid="004c91f4"/>
    </style:style>
    <style:style style:name="P52" style:family="paragraph" style:parent-style-name="Standard">
      <style:text-properties officeooo:rsid="00492861" officeooo:paragraph-rsid="004e4807"/>
    </style:style>
    <style:style style:name="P53" style:family="paragraph" style:parent-style-name="Standard" style:list-style-name="L15"/>
    <style:style style:name="P54" style:family="paragraph" style:parent-style-name="Standard" style:list-style-name="L16"/>
    <style:style style:name="P55" style:family="paragraph" style:parent-style-name="Standard">
      <style:paragraph-properties fo:break-before="page"/>
      <style:text-properties fo:font-weight="bold" officeooo:rsid="005b0619" officeooo:paragraph-rsid="005b0619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6c303e" officeooo:paragraph-rsid="006c303e" style:font-weight-asian="bold" style:font-weight-complex="bold"/>
    </style:style>
    <style:style style:name="P57" style:family="paragraph" style:parent-style-name="Standard">
      <style:paragraph-properties fo:break-before="page"/>
      <style:text-properties fo:font-weight="bold" officeooo:rsid="00641e29" officeooo:paragraph-rsid="00641e29" style:font-weight-asian="bold" style:font-weight-complex="bold"/>
    </style:style>
    <style:style style:name="P58" style:family="paragraph" style:parent-style-name="Standard">
      <style:paragraph-properties fo:break-before="page"/>
      <style:text-properties fo:font-weight="bold" officeooo:rsid="0068eaa8" officeooo:paragraph-rsid="0068eaa8" style:font-weight-asian="bold" style:font-weight-complex="bold"/>
    </style:style>
    <style:style style:name="P59" style:family="paragraph" style:parent-style-name="Standard">
      <style:paragraph-properties fo:break-before="page"/>
      <style:text-properties fo:font-weight="bold" officeooo:rsid="004c91f4" officeooo:paragraph-rsid="004e4807" style:font-weight-asian="bold" style:font-weight-complex="bold"/>
    </style:style>
    <style:style style:name="P60" style:family="paragraph" style:parent-style-name="Standard">
      <style:paragraph-properties fo:break-before="page"/>
      <style:text-properties fo:font-weight="bold" officeooo:paragraph-rsid="004e4807" style:font-weight-asian="bold" style:font-weight-complex="bold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Code">
      <style:text-properties officeooo:rsid="005ed173" officeooo:paragraph-rsid="005fb03c"/>
    </style:style>
    <style:style style:name="P63" style:family="paragraph" style:parent-style-name="Code">
      <style:text-properties officeooo:rsid="005ed173" officeooo:paragraph-rsid="006769df"/>
    </style:style>
    <style:style style:name="P64" style:family="paragraph" style:parent-style-name="Code">
      <style:text-properties officeooo:rsid="006769df" officeooo:paragraph-rsid="006769df"/>
    </style:style>
    <style:style style:name="P65" style:family="paragraph" style:parent-style-name="Code" style:list-style-name="L5">
      <style:paragraph-properties fo:margin-left="0cm" fo:margin-right="0.499cm" fo:text-indent="0cm" style:auto-text-indent="false"/>
      <style:text-properties officeooo:rsid="005ed173" officeooo:paragraph-rsid="005fb03c"/>
    </style:style>
    <style:style style:name="P66" style:family="paragraph" style:parent-style-name="Code" style:list-style-name="L5">
      <style:paragraph-properties fo:margin-left="0cm" fo:margin-right="0.499cm" fo:text-indent="0cm" style:auto-text-indent="false"/>
      <style:text-properties fo:font-weight="normal" officeooo:rsid="005ed173" officeooo:paragraph-rsid="005fb03c" style:font-weight-asian="normal" style:font-weight-complex="normal"/>
    </style:style>
    <style:style style:name="P67" style:family="paragraph" style:parent-style-name="Quotation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e4807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385ca"/>
    </style:style>
    <style:style style:name="T5" style:family="text">
      <style:text-properties officeooo:rsid="004385ca"/>
    </style:style>
    <style:style style:name="T6" style:family="text">
      <style:text-properties officeooo:rsid="0045caf1"/>
    </style:style>
    <style:style style:name="T7" style:family="text">
      <style:text-properties officeooo:rsid="00473734"/>
    </style:style>
    <style:style style:name="T8" style:family="text">
      <style:text-properties officeooo:rsid="004926e0"/>
    </style:style>
    <style:style style:name="T9" style:family="text">
      <style:text-properties officeooo:rsid="00492861"/>
    </style:style>
    <style:style style:name="T10" style:family="text">
      <style:text-properties officeooo:rsid="0049fcb6"/>
    </style:style>
    <style:style style:name="T11" style:family="text">
      <style:text-properties officeooo:rsid="004c91f4"/>
    </style:style>
    <style:style style:name="T12" style:family="text">
      <style:text-properties officeooo:rsid="004e4807"/>
    </style:style>
    <style:style style:name="T13" style:family="text">
      <style:text-properties officeooo:rsid="005214bc"/>
    </style:style>
    <style:style style:name="T14" style:family="text">
      <style:text-properties officeooo:rsid="0055e242"/>
    </style:style>
    <style:style style:name="T15" style:family="text">
      <style:text-properties officeooo:rsid="00560474"/>
    </style:style>
    <style:style style:name="T16" style:family="text">
      <style:text-properties officeooo:rsid="00579333"/>
    </style:style>
    <style:style style:name="T17" style:family="text">
      <style:text-properties officeooo:rsid="0059c805"/>
    </style:style>
    <style:style style:name="T18" style:family="text">
      <style:text-properties officeooo:rsid="005e16bd"/>
    </style:style>
    <style:style style:name="T19" style:family="text">
      <style:text-properties officeooo:rsid="005ed173"/>
    </style:style>
    <style:style style:name="T20" style:family="text">
      <style:text-properties officeooo:rsid="005fb03c"/>
    </style:style>
    <style:style style:name="T21" style:family="text">
      <style:text-properties officeooo:rsid="0060fc1f"/>
    </style:style>
    <style:style style:name="T22" style:family="text">
      <style:text-properties officeooo:rsid="00641e29"/>
    </style:style>
    <style:style style:name="T23" style:family="text">
      <style:text-properties officeooo:rsid="006769df"/>
    </style:style>
    <style:style style:name="T24" style:family="text">
      <style:text-properties officeooo:rsid="006a6d9c"/>
    </style:style>
    <style:style style:name="T25" style:family="text">
      <style:text-properties officeooo:rsid="006c303e"/>
    </style:style>
    <style:style style:name="T26" style:family="text">
      <style:text-properties officeooo:rsid="006ce435"/>
    </style:style>
    <style:style style:name="T27" style:family="text">
      <style:text-properties officeooo:rsid="006d891d"/>
    </style:style>
    <style:style style:name="T28" style:family="text">
      <style:text-properties officeooo:rsid="006dc6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n the presentation I wanna talk about:</text:p>
      <text:list xml:id="list6686850278262780590" text:style-name="L1">
        <text:list-item>
          <text:p text:style-name="P23">inheritance in javascript;</text:p>
        </text:list-item>
        <text:list-item>
          <text:p text:style-name="P23">adapter pattern and duck typing;</text:p>
        </text:list-item>
        <text:list-item>
          <text:p text:style-name="P24">the painting process (HTML5 canvas)</text:p>
        </text:list-item>
        <text:list-item>
          <text:p text:style-name="P24">jQuery widgets</text:p>
        </text:list-item>
        <text:list-item>
          <text:p text:style-name="P24">modularity architecture applied in single html page.</text:p>
        </text:list-item>
      </text:list>
      <text:h text:style-name="P61" text:outline-level="1">Introduction</text:h>
      <text:list xml:id="list7320952162474905080" text:style-name="L2">
        <text:list-item>
          <text:p text:style-name="P26"><text:span text:style-name="T6">What are the biorhythms</text:span>?</text:p>
        </text:list-item>
        <text:list-item>
          <text:p text:style-name="P26"><text:span text:style-name="T6">What is BioCalc</text:span>?</text:p>
        </text:list-item>
      </text:list>
      <text:p text:style-name="Standard"/>
      <text:p text:style-name="P11">[show <text:span text:style-name="T13">application</text:span>]</text:p>
      <text:h text:style-name="P61" text:outline-level="1">BioCalc's ar<text:span text:style-name="T6">c</text:span>hitecture</text:h>
      <text:p text:style-name="P27">The biorhythm's model.</text:p>
      <text:p text:style-name="P6">The <text:span text:style-name="T7">controls (</text:span>jQuery widgets<text:span text:style-name="T7">)</text:span></text:p>
      <text:list xml:id="list6379778375242619755" text:style-name="L3">
        <text:list-item>
          <text:p text:style-name="P28">BiorhythmView</text:p>
        </text:list-item>
        <text:list-item>
          <text:p text:style-name="P28">BiorhythmLegend</text:p>
        </text:list-item>
        <text:list-item>
          <text:p text:style-name="P28">XdayView</text:p>
        </text:list-item>
      </text:list>
      <text:p text:style-name="Standard">The UI</text:p>
      <text:p text:style-name="Standard"/>
      <text:p text:style-name="P8">[diagram <text:span text:style-name="T24">controls</text:span>]</text:p>
      <text:p text:style-name="Standard"/>
      <text:p text:style-name="Standard">Let's start bottom<text:span text:style-name="T7">-up</text:span>: the Biorhythm objects.</text:p>
      <text:h text:style-name="P61" text:outline-level="1">Inheritance</text:h>
      <text:list xml:id="list3304330663332602355" text:style-name="L4">
        <text:list-item>
          <text:p text:style-name="P29"><text:span text:style-name="T3">Biorhythm </text:span><text:span text:style-name="T4">entities</text:span></text:p>
        </text:list-item>
      </text:list>
      <text:p text:style-name="Standard"/>
      <text:p text:style-name="Standard">[class diagram]</text:p>
      <text:p text:style-name="Standard"/>
      <text:p text:style-name="P30"/>
      <text:p text:style-name="P18"><text:span text:style-name="T17">O</text:span><text:span text:style-name="T14">bject creation</text:span></text:p>
      <text:p text:style-name="P31"/>
      <text:list xml:id="list1903022773095920931" text:style-name="L5">
        <text:list-item>
          <text:p text:style-name="P37">object literal</text:p>
          <text:p text:style-name="P65">var cat = {};</text:p>
        </text:list-item>
        <text:list-item>
          <text:p text:style-name="P36"><text:span text:style-name="T14">using </text:span><text:span text:style-name="T20">the</text:span><text:span text:style-name="T14"> </text:span><text:span text:style-name="Inline_20_Code"><text:span text:style-name="T14">new</text:span></text:span><text:span text:style-name="T14"> </text:span><text:span text:style-name="T15">operator</text:span></text:p>
          <text:p text:style-name="P65">function Cat() {};</text:p>
          <text:p text:style-name="P65">var cat = new Cat();</text:p>
        </text:list-item>
        <text:list-item>
          <text:p text:style-name="P36"><text:span text:style-name="T20">using </text:span><text:span text:style-name="T21">the</text:span><text:span text:style-name="T20"> </text:span><text:span text:style-name="Inline_20_Code"><text:span text:style-name="T15">Object.create()</text:span></text:span> <text:span text:style-name="T20">function</text:span></text:p>
          <text:p text:style-name="P66">var cat = Object.create(animal);</text:p>
        </text:list-item>
      </text:list>
      <text:p text:style-name="P12"/>
      <text:p text:style-name="P32"/>
      <text:p text:style-name="P55">Inheritance</text:p>
      <text:p text:style-name="Standard"/>
      <text:p text:style-name="Standard">I – inheritance from prototypes without parameters.</text:p>
      <text:p text:style-name="Standard">II – inheritance from prototypes with parameters.</text:p>
      <text:p text:style-name="Standard"/>
      <text:p text:style-name="Standard"><text:span text:style-name="T18">I </text:span>[diagram]</text:p>
      <text:p text:style-name="P38"/>
      <text:p text:style-name="P14"><text:span text:style-name="T18">II </text:span>[diagram]</text:p>
      <text:p text:style-name="Standard"/>
      <text:p text:style-name="P33"/>
      <text:p text:style-name="P56">Function</text:p>
      <text:list xml:id="list4254186769060372308" text:style-name="L6">
        <text:list-item>
          <text:p text:style-name="P39">prototype</text:p>
        </text:list-item>
        <text:list-item>
          <text:p text:style-name="P39">length</text:p>
        </text:list-item>
        <text:list-item>
          <text:p text:style-name="P39">name</text:p>
        </text:list-item>
        <text:list-item>
          <text:p text:style-name="P39">arguments</text:p>
        </text:list-item>
        <text:list-item>
          <text:p text:style-name="P39">caller</text:p>
        </text:list-item>
      </text:list>
      <text:p text:style-name="P44"/>
      <text:p text:style-name="P15"><text:span text:style-name="T25">Function a</text:span>ncestor 1 <text:span text:style-name="T27">(F)</text:span></text:p>
      <text:list xml:id="list1062450657104852518" text:style-name="L7">
        <text:list-item>
          <text:p text:style-name="P45">constructor</text:p>
        </text:list-item>
        <text:list-item>
          <text:p text:style-name="P45">toSource</text:p>
        </text:list-item>
        <text:list-item>
          <text:p text:style-name="P45">toString</text:p>
        </text:list-item>
        <text:list-item>
          <text:p text:style-name="P45">apply</text:p>
        </text:list-item>
        <text:list-item>
          <text:p text:style-name="P45">call</text:p>
        </text:list-item>
        <text:list-item>
          <text:p text:style-name="P45">bind</text:p>
        </text:list-item>
        <text:list-item>
          <text:p text:style-name="P45">isGenerator</text:p>
        </text:list-item>
        <text:list-item>
          <text:p text:style-name="P45">length</text:p>
        </text:list-item>
        <text:list-item>
          <text:p text:style-name="P45">name</text:p>
        </text:list-item>
        <text:list-item>
          <text:p text:style-name="P45">arguments</text:p>
        </text:list-item>
        <text:list-item>
          <text:p text:style-name="P45">caller</text:p>
        </text:list-item>
      </text:list>
      <text:p text:style-name="P44"/>
      <text:p text:style-name="P15"><text:span text:style-name="T25">Function</text:span> ancestor 2 <text:span text:style-name="T27">(O)</text:span></text:p>
      <text:list xml:id="list2641577647817748497" text:style-name="L8">
        <text:list-item>
          <text:p text:style-name="P46">constructor</text:p>
        </text:list-item>
        <text:list-item>
          <text:p text:style-name="P46">toSource</text:p>
        </text:list-item>
        <text:list-item>
          <text:p text:style-name="P46">toString</text:p>
        </text:list-item>
        <text:list-item>
          <text:p text:style-name="P46">toLocaleString</text:p>
        </text:list-item>
        <text:list-item>
          <text:p text:style-name="P46">valueOf</text:p>
        </text:list-item>
        <text:list-item>
          <text:p text:style-name="P46">watch</text:p>
        </text:list-item>
        <text:list-item>
          <text:p text:style-name="P46">unwatch</text:p>
        </text:list-item>
        <text:list-item>
          <text:p text:style-name="P46"><text:soft-page-break/>hasOwnProperty</text:p>
        </text:list-item>
        <text:list-item>
          <text:p text:style-name="P46">isPrototypeOf</text:p>
        </text:list-item>
        <text:list-item>
          <text:p text:style-name="P46">propertyIsEnumerable</text:p>
        </text:list-item>
        <text:list-item>
          <text:p text:style-name="P46">__defineGetter__</text:p>
        </text:list-item>
        <text:list-item>
          <text:p text:style-name="P46">__defineSetter__</text:p>
        </text:list-item>
        <text:list-item>
          <text:p text:style-name="P46">__lookupGetter__</text:p>
        </text:list-item>
        <text:list-item>
          <text:p text:style-name="P46">__lookupSetter__</text:p>
        </text:list-item>
      </text:list>
      <text:p text:style-name="P40"/>
      <text:p text:style-name="P40"/>
      <text:p text:style-name="P56">Object</text:p>
      <text:list xml:id="list7954765733120980098" text:style-name="L9">
        <text:list-item>
          <text:p text:style-name="P41">prototype</text:p>
        </text:list-item>
        <text:list-item>
          <text:p text:style-name="P41">getPrototypeOf</text:p>
        </text:list-item>
        <text:list-item>
          <text:p text:style-name="P41">getOwnPropertyDescriptor</text:p>
        </text:list-item>
        <text:list-item>
          <text:p text:style-name="P41">keys</text:p>
        </text:list-item>
        <text:list-item>
          <text:p text:style-name="P41">is</text:p>
        </text:list-item>
        <text:list-item>
          <text:p text:style-name="P41">defineProperty</text:p>
        </text:list-item>
        <text:list-item>
          <text:p text:style-name="P41">defineProperties</text:p>
        </text:list-item>
        <text:list-item>
          <text:p text:style-name="P41">create</text:p>
        </text:list-item>
        <text:list-item>
          <text:p text:style-name="P41">getOwnPropertyNames</text:p>
        </text:list-item>
        <text:list-item>
          <text:p text:style-name="P41">isExtensible</text:p>
        </text:list-item>
        <text:list-item>
          <text:p text:style-name="P41">preventExtensions</text:p>
        </text:list-item>
        <text:list-item>
          <text:p text:style-name="P41">freeze</text:p>
        </text:list-item>
        <text:list-item>
          <text:p text:style-name="P41">isFrozen</text:p>
        </text:list-item>
        <text:list-item>
          <text:p text:style-name="P41">seal</text:p>
        </text:list-item>
        <text:list-item>
          <text:p text:style-name="P41">isSealed</text:p>
        </text:list-item>
        <text:list-item>
          <text:p text:style-name="P41">length</text:p>
        </text:list-item>
        <text:list-item>
          <text:p text:style-name="P41">name</text:p>
        </text:list-item>
        <text:list-item>
          <text:p text:style-name="P41">arguments</text:p>
        </text:list-item>
        <text:list-item>
          <text:p text:style-name="P41">caller</text:p>
        </text:list-item>
      </text:list>
      <text:p text:style-name="P42"/>
      <text:p text:style-name="P16"><text:span text:style-name="T26">Object</text:span> ancestor 1 <text:span text:style-name="T28">(F)</text:span></text:p>
      <text:list xml:id="list8307387457944714746" text:style-name="L10">
        <text:list-item>
          <text:p text:style-name="P47">constructor</text:p>
        </text:list-item>
        <text:list-item>
          <text:p text:style-name="P47">toSource</text:p>
        </text:list-item>
        <text:list-item>
          <text:p text:style-name="P47">toString</text:p>
        </text:list-item>
        <text:list-item>
          <text:p text:style-name="P47">apply</text:p>
        </text:list-item>
        <text:list-item>
          <text:p text:style-name="P47">call</text:p>
        </text:list-item>
        <text:list-item>
          <text:p text:style-name="P47">bind</text:p>
        </text:list-item>
        <text:list-item>
          <text:p text:style-name="P47"><text:soft-page-break/>isGenerator</text:p>
        </text:list-item>
        <text:list-item>
          <text:p text:style-name="P47">length</text:p>
        </text:list-item>
        <text:list-item>
          <text:p text:style-name="P47">name</text:p>
        </text:list-item>
        <text:list-item>
          <text:p text:style-name="P47">arguments</text:p>
        </text:list-item>
        <text:list-item>
          <text:p text:style-name="P47">caller</text:p>
        </text:list-item>
      </text:list>
      <text:p text:style-name="P16"/>
      <text:p text:style-name="P16"><text:span text:style-name="T26">Object</text:span> ancestor 2 <text:span text:style-name="T28">(O)</text:span></text:p>
      <text:list xml:id="list2593524792493984880" text:style-name="L11">
        <text:list-item>
          <text:p text:style-name="P48">constructor</text:p>
        </text:list-item>
        <text:list-item>
          <text:p text:style-name="P48">toSource</text:p>
        </text:list-item>
        <text:list-item>
          <text:p text:style-name="P48">toString</text:p>
        </text:list-item>
        <text:list-item>
          <text:p text:style-name="P48">toLocaleString</text:p>
        </text:list-item>
        <text:list-item>
          <text:p text:style-name="P48">valueOf</text:p>
        </text:list-item>
        <text:list-item>
          <text:p text:style-name="P48">watch</text:p>
        </text:list-item>
        <text:list-item>
          <text:p text:style-name="P48">unwatch</text:p>
        </text:list-item>
        <text:list-item>
          <text:p text:style-name="P48">hasOwnProperty</text:p>
        </text:list-item>
        <text:list-item>
          <text:p text:style-name="P48">isPrototypeOf</text:p>
        </text:list-item>
        <text:list-item>
          <text:p text:style-name="P48">propertyIsEnumerable</text:p>
        </text:list-item>
        <text:list-item>
          <text:p text:style-name="P48">__defineGetter__</text:p>
        </text:list-item>
        <text:list-item>
          <text:p text:style-name="P48">__defineSetter__</text:p>
        </text:list-item>
        <text:list-item>
          <text:p text:style-name="P48">__lookupGetter__</text:p>
        </text:list-item>
        <text:list-item>
          <text:p text:style-name="P48">__lookupSetter__</text:p>
        </text:list-item>
      </text:list>
      <text:p text:style-name="P40"/>
      <text:p text:style-name="P57">Conclusion</text:p>
      <text:p text:style-name="P43"/>
      <text:list xml:id="list3600893139304152756" text:style-name="L12">
        <text:list-item>
          <text:p text:style-name="P49"><text:span text:style-name="T15">object literal – you have no control over the prototype </text:span><text:span text:style-name="T16">used for the new object.</text:span></text:p>
        </text:list-item>
      </text:list>
      <text:p text:style-name="P62">var cat = {};</text:p>
      <text:list xml:id="list6860326515338337661" text:style-name="L13">
        <text:list-item>
          <text:p text:style-name="P50"><text:span text:style-name="T14">using </text:span><text:span text:style-name="Inline_20_Code"><text:span text:style-name="T14">new</text:span></text:span><text:span text:style-name="T14"> </text:span><text:span text:style-name="T15">operator </text:span><text:span text:style-name="T14">– before creating the object, you can give to the constructor function, an object that will be used later as the prototype for the new objects.</text:span></text:p>
        </text:list-item>
      </text:list>
      <text:p text:style-name="P20"><text:span text:style-name="T19">function </text:span><text:span text:style-name="T22">Animal</text:span><text:span text:style-name="T19">(</text:span><text:span text:style-name="T23">name</text:span><text:span text:style-name="T19">) {};</text:span></text:p>
      <text:p text:style-name="P21"><text:span text:style-name="T19">function Cat(</text:span><text:span text:style-name="T23">name</text:span><text:span text:style-name="T19">) {</text:span></text:p>
      <text:p text:style-name="P21"><text:span text:style-name="T19"><text:tab/></text:span><text:span text:style-name="T23">Animal.call(this, name);</text:span></text:p>
      <text:p text:style-name="P63">};</text:p>
      <text:p text:style-name="P62"/>
      <text:p text:style-name="P64">Cat.prototype = Object.create(Animal.prototype);</text:p>
      <text:p text:style-name="P64">Cat.prototype.constructor = Cat;</text:p>
      <text:p text:style-name="P62"/>
      <text:p text:style-name="P62">var cat = new Cat();</text:p>
      <text:list xml:id="list524811977" text:continue-numbering="true" text:style-name="L13">
        <text:list-item>
          <text:p text:style-name="P50"><text:span text:style-name="Inline_20_Code"><text:span text:style-name="T15">Object.create()</text:span></text:span><text:span text:style-name="T15"> function – you can give as parameter the object to be used as prototype for the new object that is created.</text:span></text:p>
        </text:list-item>
      </text:list>
      <text:p text:style-name="P64">Var animal = ...;</text:p>
      <text:p text:style-name="P62">var cat = Object.create(animal);</text:p>
      <text:p text:style-name="P13"/>
      <text:p text:style-name="P34"/>
      <text:p text:style-name="P58">member accessor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mber type</text:p>
          </table:table-cell>
          <table:table-cell table:style-name="Table1.B1" office:value-type="string">
            <text:p text:style-name="P4">Can be created</text:p>
          </table:table-cell>
        </table:table-row>
        <table:table-row>
          <table:table-cell table:style-name="Table1.A2" office:value-type="string">
            <text:p text:style-name="P5">public</text:p>
          </table:table-cell>
          <table:table-cell table:style-name="Table1.B2" office:value-type="string">
            <text:p text:style-name="P5">yes</text:p>
          </table:table-cell>
        </table:table-row>
        <table:table-row>
          <table:table-cell table:style-name="Table1.A2" office:value-type="string">
            <text:p text:style-name="P5">private</text:p>
          </table:table-cell>
          <table:table-cell table:style-name="Table1.B2" office:value-type="string">
            <text:p text:style-name="P5">emulate</text:p>
          </table:table-cell>
        </table:table-row>
        <table:table-row>
          <table:table-cell table:style-name="Table1.A2" office:value-type="string">
            <text:p text:style-name="P5">protected</text:p>
          </table:table-cell>
          <table:table-cell table:style-name="Table1.B2" office:value-type="string">
            <text:p text:style-name="P5">no</text:p>
          </table:table-cell>
        </table:table-row>
      </table:table>
      <text:p text:style-name="Standard"/>
      <text:p text:style-name="P9">[show code]</text:p>
      <text:p text:style-name="P59">Alternative for private members</text:p>
      <text:p text:style-name="P35"/>
      <text:p text:style-name="P10"><text:span text:style-name="T12">C</text:span><text:span text:style-name="T11">reate functions inside the scope of the constructor method.</text:span></text:p>
      <text:p text:style-name="P51"/>
      <text:p text:style-name="P51">If you create public methods from outside the constructor function you can create an additional scope with a function that immediately calls itself. </text:p>
      <text:p text:style-name="P3"/>
      <text:p text:style-name="P40">[example]</text:p>
      <text:p text:style-name="P60">Alternative to protected members</text:p>
      <text:p text:style-name="P10"/>
      <text:p text:style-name="P10">Create <text:span text:style-name="T10">all as </text:span>public members and use a naming convention for “private” and “protected” members.</text:p>
      <text:p text:style-name="P2"><text:span text:style-name="T5">E</text:span>xample: <text:span text:style-name="Inline_20_Code">this._paint()</text:span></text:p>
      <text:p text:style-name="Standard"/>
      <text:p text:style-name="Standard"/>
      <text:p text:style-name="P17"><text:span text:style-name="T2">V</text:span><text:span text:style-name="T1">irtual methods </text:span>– </text:p>
      <text:p text:style-name="P52"/>
      <text:p text:style-name="P10"><text:span text:style-name="T12">A</text:span><text:span text:style-name="T9">ll </text:span><text:span text:style-name="T12">methods, </text:span><text:span text:style-name="T9">by default, </text:span><text:span text:style-name="T12">behave like virtual methods</text:span></text:p>
      <text:p text:style-name="P10"/>
      <text:p text:style-name="P10">duck typing</text:p>
      <text:p text:style-name="P19"><text:span text:style-name="T8">S</text:span>ealed members</text:p>
      <text:list xml:id="list3653439654325821846" text:style-name="L14">
        <text:list-item>
          <text:p text:style-name="P25">Object.preventExtensions </text:p>
        </text:list-item>
        <text:list-item>
          <text:p text:style-name="P25">Object.seal </text:p>
        </text:list-item>
        <text:list-item>
          <text:p text:style-name="P25">Object.freeze</text:p>
        </text:list-item>
      </text:list>
      <text:p text:style-name="P7"/>
      <text:p text:style-name="Standard"/>
      <text:h text:style-name="P61" text:outline-level="1">Adapter Pattern</text:h>
      <text:list xml:id="list3926506311718257845" text:style-name="L15">
        <text:list-item>
          <text:p text:style-name="P53"><text:span text:style-name="Inline_20_Code"><text:span text:style-name="T3">CommonBiorhythmsPanel</text:span></text:span><text:span text:style-name="T3"> object - Conține și gestionează un set complet de bioritmuri.</text:span></text:p>
        </text:list-item>
      </text:list>
      <text:p text:style-name="P6"/>
      <text:list xml:id="list1534888735" text:continue-numbering="true" text:style-name="L15">
        <text:list-item>
          <text:p text:style-name="P53"><text:span text:style-name="Inline_20_Code"><text:span text:style-name="T3">BiorhythmAdapter</text:span></text:span><text:span text:style-name="T3"> object – Receives an object and provides an Array – duck typing (eather the object received is an Array or it provides a method toArray() that return an array.</text:span></text:p>
        </text:list-item>
      </text:list>
      <text:p text:style-name="Standard"/>
      <text:p text:style-name="P67">“If it walks like a duck and quacks like a duck then it's a duck.”</text:p>
      <text:p text:style-name="Standard"/>
      <text:p text:style-name="Standard">[class diagram]</text:p>
      <text:p text:style-name="Standard">[show code]</text:p>
      <text:h text:style-name="P61" text:outline-level="1">Painting on canvas</text:h>
      <text:p text:style-name="Standard"><text:span text:style-name="Inline_20_Code"><text:span text:style-name="T3">Painter</text:span></text:span><text:span text:style-name="T3"> </text:span><text:span text:style-name="T3">object </text:span><text:span text:style-name="T3">- </text:span><text:span text:style-name="T3">Desenează controlul BiorhythmView pe un canvas.</text:span></text:p>
      <text:p text:style-name="Standard"/>
      <text:p text:style-name="Standard">[class diagram]</text:p>
      <text:p text:style-name="Standard">[show code]</text:p>
      <text:h text:style-name="P61" text:outline-level="1">jQuery Widgets</text:h>
      <text:p text:style-name="Standard"/>
      <text:p text:style-name="Standard">$.widget(...) function</text:p>
      <text:p text:style-name="Standard"/>
      <text:p text:style-name="Standard">options property</text:p>
      <text:p text:style-name="Standard">_create() function</text:p>
      <text:p text:style-name="Standard">_setOption() function</text:p>
      <text:p text:style-name="Standard">destroy() function</text:p>
      <text:p text:style-name="Standard"/>
      <text:p text:style-name="Standard">[show code]</text:p>
      <text:h text:style-name="P61" text:outline-level="1">Modularity in UI</text:h>
      <text:list xml:id="list651074215440190755" text:style-name="L16">
        <text:list-item>
          <text:p text:style-name="P54"><text:span text:style-name="Inline_20_Code"><text:span text:style-name="T3">PageData</text:span></text:span><text:span text:style-name="T3"> object</text:span></text:p>
        </text:list-item>
        <text:list-item>
          <text:p text:style-name="P54"><text:span text:style-name="Inline_20_Code"><text:span text:style-name="T3">&lt;...&gt;Section</text:span></text:span><text:span text:style-name="T3"> object</text:span><text:span text:style-name="T3">s</text:span></text:p>
        </text:list-item>
      </text:list>
      <text:p text:style-name="Standard"/>
      <text:p text:style-name="Standard">[class diagram]</text:p>
      <text:p text:style-name="Standard">[show cod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kaoPGothic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" style:family="paragraph" style:master-page-name="">
      <style:paragraph-properties fo:margin-left="0cm" fo:margin-right="0cm" fo:margin-top="0cm" fo:margin-bottom="0cm" style:contextual-spacing="false" fo:text-indent="0cm" style:auto-text-indent="false" style:page-number="auto" fo:background-color="#e6e6e6" fo:padding="0.101cm" fo:border="0.99pt dashed #b3b3b3" style:shadow="none">
        <style:tab-stops/>
        <style:background-image/>
      </style:paragraph-properties>
      <style:text-properties style:font-name="Courier New" fo:font-size="10pt"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line_20_Code" style:display-name="Inline Code" style:family="text">
      <style:text-properties style:font-name="Courier New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14.801cm" fo:page-height="21.001cm" style:num-format="1" style:print-orientation="portrait" fo:margin-top="1.3cm" fo:margin-bottom="1.499cm" fo:margin-left="1.3cm" fo:margin-right="1.3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3-08-31T12:34:50</meta:creation-date>
    <dc:date>2013-09-14T11:39:49</dc:date>
    <dc:creator>Alez </dc:creator>
    <meta:editing-duration>PT5H23M30S</meta:editing-duration>
    <meta:editing-cycles>79</meta:editing-cycles>
    <meta:generator>LibreOffice/4.0.2.2$Linux_X86_64 LibreOffice_project/400m0$Build-2</meta:generator>
    <meta:printed-by>Alez </meta:printed-by>
    <meta:print-date>2013-09-14T11:34:45</meta:print-date>
    <meta:document-statistic meta:table-count="1" meta:image-count="0" meta:object-count="0" meta:page-count="20" meta:paragraph-count="176" meta:word-count="589" meta:character-count="3621" meta:non-whitespace-character-count="3293"/>
  </office:meta>
</office:document-meta>
</file>